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Franklin Gothic Medium Italic" svg:font-family="'Franklin Gothic Medium Ital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8"/>
    <style:style style:name="P2" style:family="paragraph" style:parent-style-name="Standard" style:list-style-name="L8"/>
    <style:style style:name="P3" style:family="paragraph" style:parent-style-name="Standard" style:list-style-name="L8"/>
    <style:style style:name="P4" style:family="paragraph" style:parent-style-name="Standard" style:list-style-name="L8"/>
    <style:style style:name="P5" style:family="paragraph" style:parent-style-name="Standard" style:list-style-name="L8"/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 style:list-style-name="L12">
      <style:text-properties fo:font-size="18pt" style:font-size-asian="18pt" style:font-size-complex="18pt"/>
    </style:style>
    <style:style style:name="P8" style:family="paragraph" style:parent-style-name="Standard" style:list-style-name="L12">
      <style:text-properties fo:font-size="18pt" style:font-size-asian="18pt" style:font-size-complex="18pt"/>
    </style:style>
    <style:style style:name="P9" style:family="paragraph" style:parent-style-name="Standard" style:list-style-name="L12">
      <style:text-properties fo:font-size="18pt" style:font-size-asian="18pt" style:font-size-complex="18pt"/>
    </style:style>
    <style:style style:name="P10" style:family="paragraph" style:parent-style-name="Standard" style:list-style-name="L10">
      <style:text-properties fo:font-size="18pt" style:font-size-asian="18pt" style:font-size-complex="18pt"/>
    </style:style>
    <style:style style:name="P11" style:family="paragraph" style:parent-style-name="Standard" style:list-style-name="L11">
      <style:text-properties fo:font-size="18pt" style:font-size-asian="18pt" style:font-size-complex="18pt"/>
    </style:style>
    <style:style style:name="P12" style:family="paragraph" style:parent-style-name="Standard" style:list-style-name="L10">
      <style:text-properties fo:font-size="18pt" style:font-size-asian="18pt" style:font-size-complex="18pt"/>
    </style:style>
    <style:style style:name="P13" style:family="paragraph" style:parent-style-name="Standard" style:list-style-name="L11">
      <style:text-properties fo:font-size="18pt" style:font-size-asian="18pt" style:font-size-complex="18pt"/>
    </style:style>
    <style:style style:name="P14" style:family="paragraph" style:parent-style-name="Standard" style:list-style-name="L11">
      <style:text-properties fo:font-size="18pt" style:font-size-asian="18pt" style:font-size-complex="18pt"/>
    </style:style>
    <style:style style:name="P15" style:family="paragraph" style:parent-style-name="Standard" style:list-style-name="L11">
      <style:text-properties fo:font-size="18pt" style:font-size-asian="18pt" style:font-size-complex="18pt"/>
    </style:style>
    <style:style style:name="P16" style:family="paragraph" style:parent-style-name="Standard" style:list-style-name="L9">
      <style:text-properties fo:font-size="18pt" style:font-size-asian="18pt" style:font-size-complex="18pt"/>
    </style:style>
    <style:style style:name="P17" style:family="paragraph" style:parent-style-name="Standard" style:list-style-name="L9">
      <style:text-properties fo:font-size="18pt" style:font-size-asian="18pt" style:font-size-complex="18pt"/>
    </style:style>
    <style:style style:name="P18" style:family="paragraph" style:parent-style-name="Standard" style:list-style-name="L9">
      <style:text-properties fo:font-size="18pt" style:font-size-asian="18pt" style:font-size-complex="18pt"/>
    </style:style>
    <style:style style:name="P19" style:family="paragraph" style:parent-style-name="Standard" style:list-style-name="L9">
      <style:text-properties fo:font-size="18pt" style:font-size-asian="18pt" style:font-size-complex="18pt"/>
    </style:style>
    <style:style style:name="P20" style:family="paragraph" style:parent-style-name="Standard" style:list-style-name="L9">
      <style:text-properties fo:font-size="18pt" style:font-size-asian="18pt" style:font-size-complex="18pt"/>
    </style:style>
    <style:style style:name="P21" style:family="paragraph" style:parent-style-name="Standard" style:list-style-name="L9">
      <style:text-properties fo:font-size="18pt" style:font-size-asian="18pt" style:font-size-complex="18pt"/>
    </style:style>
    <style:style style:name="P22" style:family="paragraph" style:parent-style-name="Standard" style:list-style-name="L9">
      <style:text-properties fo:font-size="18pt" style:font-size-asian="18pt" style:font-size-complex="18pt"/>
    </style:style>
    <style:style style:name="P23" style:family="paragraph" style:parent-style-name="Standard" style:list-style-name="L11">
      <style:paragraph-properties>
        <style:tab-stops>
          <style:tab-stop style:position="1.8228in"/>
        </style:tab-stops>
      </style:paragraph-properties>
      <style:text-properties fo:font-size="18pt" style:font-size-asian="18pt" style:font-size-complex="18pt"/>
    </style:style>
    <style:style style:name="P24" style:family="paragraph" style:parent-style-name="Standard" style:list-style-name="L11">
      <style:paragraph-properties>
        <style:tab-stops>
          <style:tab-stop style:position="1.8228in"/>
        </style:tab-stops>
      </style:paragraph-properties>
      <style:text-properties fo:font-size="18pt" style:font-size-asian="18pt" style:font-size-complex="18pt"/>
    </style:style>
    <style:style style:name="P25" style:family="paragraph" style:parent-style-name="Standard" style:list-style-name="L9">
      <style:paragraph-properties>
        <style:tab-stops>
          <style:tab-stop style:position="1.8228in"/>
        </style:tab-stops>
      </style:paragraph-properties>
      <style:text-properties fo:font-size="18pt" style:font-size-asian="18pt" style:font-size-complex="18pt"/>
    </style:style>
    <style:style style:name="P26" style:family="paragraph" style:parent-style-name="Standard" style:list-style-name="L9">
      <style:paragraph-properties>
        <style:tab-stops>
          <style:tab-stop style:position="1.8228in"/>
        </style:tab-stops>
      </style:paragraph-properties>
      <style:text-properties fo:font-size="18pt" style:font-size-asian="18pt" style:font-size-complex="18pt"/>
    </style:style>
    <style:style style:name="P27" style:family="paragraph" style:parent-style-name="Standard" style:list-style-name="L9">
      <style:text-properties fo:font-size="18pt" style:font-size-asian="18pt" style:font-size-complex="18pt"/>
    </style:style>
    <style:style style:name="P28" style:family="paragraph" style:parent-style-name="Standard" style:list-style-name="L9">
      <style:text-properties fo:font-size="18pt" style:font-size-asian="18pt" style:font-size-complex="18pt"/>
    </style:style>
    <style:style style:name="P29" style:family="paragraph" style:parent-style-name="Standard">
      <style:text-properties fo:font-size="16pt" style:font-size-asian="16pt" style:font-size-complex="16pt"/>
    </style:style>
    <style:style style:name="P30" style:family="paragraph" style:parent-style-name="Standard" style:list-style-name="L11">
      <style:text-properties fo:font-size="16pt" style:font-size-asian="16pt" style:font-size-complex="16pt"/>
    </style:style>
    <style:style style:name="P31" style:family="paragraph" style:parent-style-name="Standard" style:list-style-name="L11">
      <style:text-properties fo:font-size="16pt" style:font-size-asian="16pt" style:font-size-complex="16pt"/>
    </style:style>
    <style:style style:name="P32" style:family="paragraph" style:parent-style-name="Standard" style:list-style-name="L11">
      <style:text-properties fo:font-size="16pt" style:font-size-asian="16pt" style:font-size-complex="16pt"/>
    </style:style>
    <style:style style:name="P33" style:family="paragraph" style:parent-style-name="Standard" style:list-style-name="L11">
      <style:text-properties fo:font-size="16pt" style:font-size-asian="16pt" style:font-size-complex="16pt"/>
    </style:style>
    <style:style style:name="P34" style:family="paragraph" style:parent-style-name="Standard" style:list-style-name="L1">
      <style:text-properties fo:font-size="16pt" style:font-size-asian="16pt" style:font-size-complex="16pt"/>
    </style:style>
    <style:style style:name="P35" style:family="paragraph" style:parent-style-name="Standard" style:list-style-name="L1">
      <style:text-properties fo:font-size="16pt" style:font-size-asian="16pt" style:font-size-complex="16pt"/>
    </style:style>
    <style:style style:name="P36" style:family="paragraph" style:parent-style-name="Standard" style:list-style-name="L1">
      <style:text-properties fo:font-size="16pt" style:font-size-asian="16pt" style:font-size-complex="16pt"/>
    </style:style>
    <style:style style:name="P37" style:family="paragraph" style:parent-style-name="Standard" style:list-style-name="L2">
      <style:text-properties fo:font-size="16pt" style:font-size-asian="16pt" style:font-size-complex="16pt"/>
    </style:style>
    <style:style style:name="P38" style:family="paragraph" style:parent-style-name="Standard" style:list-style-name="L2">
      <style:text-properties fo:font-size="16pt" style:font-size-asian="16pt" style:font-size-complex="16pt"/>
    </style:style>
    <style:style style:name="P39" style:family="paragraph" style:parent-style-name="Standard" style:list-style-name="L3">
      <style:text-properties fo:font-size="16pt" style:font-size-asian="16pt" style:font-size-complex="16pt"/>
    </style:style>
    <style:style style:name="P40" style:family="paragraph" style:parent-style-name="Standard" style:list-style-name="L3">
      <style:text-properties fo:font-size="16pt" style:font-size-asian="16pt" style:font-size-complex="16pt"/>
    </style:style>
    <style:style style:name="P41" style:family="paragraph" style:parent-style-name="Standard" style:list-style-name="L3">
      <style:text-properties fo:font-size="16pt" style:font-size-asian="16pt" style:font-size-complex="16pt"/>
    </style:style>
    <style:style style:name="P42" style:family="paragraph" style:parent-style-name="Standard" style:list-style-name="L4">
      <style:text-properties fo:font-size="16pt" style:font-size-asian="16pt" style:font-size-complex="16pt"/>
    </style:style>
    <style:style style:name="P43" style:family="paragraph" style:parent-style-name="Standard" style:list-style-name="L4">
      <style:text-properties fo:font-size="16pt" style:font-size-asian="16pt" style:font-size-complex="16pt"/>
    </style:style>
    <style:style style:name="P44" style:family="paragraph" style:parent-style-name="Standard" style:list-style-name="L4">
      <style:text-properties fo:font-size="16pt" style:font-size-asian="16pt" style:font-size-complex="16pt"/>
    </style:style>
    <style:style style:name="P45" style:family="paragraph" style:parent-style-name="Standard" style:list-style-name="L4">
      <style:text-properties fo:font-size="16pt" style:font-size-asian="16pt" style:font-size-complex="16pt"/>
    </style:style>
    <style:style style:name="P46" style:family="paragraph" style:parent-style-name="Standard" style:list-style-name="L4">
      <style:text-properties fo:font-size="16pt" style:font-size-asian="16pt" style:font-size-complex="16pt"/>
    </style:style>
    <style:style style:name="P47" style:family="paragraph" style:parent-style-name="Standard" style:list-style-name="L4">
      <style:text-properties fo:font-size="16pt" style:font-size-asian="16pt" style:font-size-complex="16pt"/>
    </style:style>
    <style:style style:name="P48" style:family="paragraph" style:parent-style-name="Standard" style:list-style-name="L4">
      <style:text-properties fo:font-size="16pt" style:font-size-asian="16pt" style:font-size-complex="16pt"/>
    </style:style>
    <style:style style:name="P49" style:family="paragraph" style:parent-style-name="Standard" style:list-style-name="L4">
      <style:text-properties fo:font-size="16pt" style:font-size-asian="16pt" style:font-size-complex="16pt"/>
    </style:style>
    <style:style style:name="P50" style:family="paragraph" style:parent-style-name="Standard" style:list-style-name="L5">
      <style:text-properties fo:font-size="16pt" style:font-size-asian="16pt" style:font-size-complex="16pt"/>
    </style:style>
    <style:style style:name="P51" style:family="paragraph" style:parent-style-name="Standard" style:list-style-name="L5">
      <style:text-properties fo:font-size="16pt" style:font-size-asian="16pt" style:font-size-complex="16pt"/>
    </style:style>
    <style:style style:name="P52" style:family="paragraph" style:parent-style-name="Standard" style:list-style-name="L5">
      <style:text-properties fo:font-size="16pt" style:font-size-asian="16pt" style:font-size-complex="16pt"/>
    </style:style>
    <style:style style:name="P53" style:family="paragraph" style:parent-style-name="Standard" style:list-style-name="L5">
      <style:text-properties fo:font-size="16pt" style:font-size-asian="16pt" style:font-size-complex="16pt"/>
    </style:style>
    <style:style style:name="P54" style:family="paragraph" style:parent-style-name="Standard" style:list-style-name="L5">
      <style:text-properties fo:font-size="16pt" style:font-size-asian="16pt" style:font-size-complex="16pt"/>
    </style:style>
    <style:style style:name="P55" style:family="paragraph" style:parent-style-name="Standard" style:list-style-name="L5">
      <style:text-properties fo:font-size="16pt" style:font-size-asian="16pt" style:font-size-complex="16pt"/>
    </style:style>
    <style:style style:name="P56" style:family="paragraph" style:parent-style-name="Standard" style:list-style-name="L5">
      <style:text-properties fo:font-size="16pt" style:font-size-asian="16pt" style:font-size-complex="16pt"/>
    </style:style>
    <style:style style:name="P57" style:family="paragraph" style:parent-style-name="Standard" style:list-style-name="L6">
      <style:text-properties fo:font-size="16pt" style:font-size-asian="16pt" style:font-size-complex="16pt"/>
    </style:style>
    <style:style style:name="P58" style:family="paragraph" style:parent-style-name="Standard" style:list-style-name="L6">
      <style:text-properties fo:font-size="16pt" style:font-size-asian="16pt" style:font-size-complex="16pt"/>
    </style:style>
    <style:style style:name="P59" style:family="paragraph" style:parent-style-name="Standard" style:list-style-name="L6">
      <style:text-properties fo:font-size="16pt" style:font-size-asian="16pt" style:font-size-complex="16pt"/>
    </style:style>
    <style:style style:name="P60" style:family="paragraph" style:parent-style-name="Standard" style:list-style-name="L6">
      <style:text-properties fo:font-size="16pt" style:font-size-asian="16pt" style:font-size-complex="16pt"/>
    </style:style>
    <style:style style:name="P61" style:family="paragraph" style:parent-style-name="Standard" style:list-style-name="L6">
      <style:text-properties fo:font-size="16pt" style:font-size-asian="16pt" style:font-size-complex="16pt"/>
    </style:style>
    <style:style style:name="P62" style:family="paragraph" style:parent-style-name="Standard" style:list-style-name="L7">
      <style:text-properties fo:font-size="16pt" style:font-size-asian="16pt" style:font-size-complex="16pt"/>
    </style:style>
    <style:style style:name="P63" style:family="paragraph" style:parent-style-name="Standard" style:list-style-name="L7">
      <style:text-properties fo:font-size="16pt" style:font-size-asian="16pt" style:font-size-complex="16pt"/>
    </style:style>
    <style:style style:name="P64" style:family="paragraph" style:parent-style-name="Standard" style:list-style-name="L7">
      <style:text-properties fo:font-size="16pt" style:font-size-asian="16pt" style:font-size-complex="16pt"/>
    </style:style>
    <style:style style:name="P65" style:family="paragraph" style:parent-style-name="Standard" style:list-style-name="L7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Franklin Gothic Medium Italic" fo:font-style="normal" style:font-style-asian="normal" style:font-style-complex="normal"/>
    </style:style>
    <style:style style:name="T4" style:family="text">
      <style:text-properties style:font-name="Franklin Gothic Medium Italic" fo:font-style="normal" style:font-name-asian="Franklin Gothic Medium Italic" style:font-style-asian="normal" style:font-name-complex="Franklin Gothic Medium Italic" style:font-style-complex="normal"/>
    </style:style>
    <style:style style:name="T5" style:family="text">
      <style:text-properties style:text-position="super 58%" fo:font-style="italic" style:font-size-asian="10.5pt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text-position="super 58%" style:font-name="Franklin Gothic Medium Italic" fo:font-style="italic" style:font-size-asian="10.5pt" style:font-style-asian="italic" style:font-style-complex="italic"/>
    </style:style>
    <style:style style:name="T8" style:family="text">
      <style:text-properties style:text-position="super 58%" style:font-name="Franklin Gothic Medium Italic" fo:font-style="normal" style:font-size-asian="10.5pt" style:font-style-asian="normal" style:font-style-complex="normal"/>
    </style:style>
    <style:style style:name="T9" style:family="text">
      <style:text-properties style:text-position="super 58%" style:font-name="Franklin Gothic Medium Italic" fo:font-style="normal" style:font-style-asian="normal" style:font-style-complex="normal"/>
    </style:style>
    <style:style style:name="T10" style:family="text">
      <style:text-properties style:text-position="super 58%" fo:font-style="normal" style:font-size-asian="10.5pt" style:font-style-asian="normal" style:font-style-complex="normal"/>
    </style:style>
    <style:style style:name="T11" style:family="text">
      <style:text-properties style:text-position="super 58%"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cture notes for 2.7-2.8 public key crypto</text:p>
      <text:p text:style-name="Standard"/>
      <text:p text:style-name="Standard">[Hand back homework 3]</text:p>
      <text:p text:style-name="Standard"/>
      <text:p text:style-name="Standard">RSA</text:p>
      <text:list text:style-name="L8">
        <text:list-item>
          <text:p text:style-name="P1">Most? popular public key crypto system</text:p>
        </text:list-item>
        <text:list-item>
          <text:p text:style-name="P1">K length: variable ~512 to ~2048 bits</text:p>
        </text:list-item>
        <text:list-item>
          <text:p text:style-name="P1">P length: variable, must be smaller than K</text:p>
        </text:list-item>
        <text:list-item>
          <text:p text:style-name="P1">C length: same as P</text:p>
        </text:list-item>
        <text:list-item>
          <text:p text:style-name="P1">Theoretical foundation: factoring a big number is hard</text:p>
        </text:list-item>
      </text:list>
      <text:p text:style-name="Standard"/>
      <text:p text:style-name="P6">Math</text:p>
      <text:list text:style-name="L12">
        <text:list-item>
          <text:p text:style-name="P7">Euler's totient function</text:p>
          <text:list>
            <text:list-item>
              <text:p text:style-name="P7"><text:span text:style-name="T3">ϕ</text:span><text:span text:style-name="T2">(</text:span><text:span text:style-name="T1">n</text:span><text:span text:style-name="T2">) = # integers </text:span><text:span text:style-name="T1">&lt; n</text:span><text:span text:style-name="T2"> relatively prime to </text:span><text:span text:style-name="T1">n</text:span></text:p>
            </text:list-item>
            <text:list-item>
              <text:p text:style-name="P7"><text:span text:style-name="T2">If </text:span><text:span text:style-name="T1">p</text:span><text:span text:style-name="T2">, </text:span><text:span text:style-name="T1">q</text:span><text:span text:style-name="T2"> prime, then </text:span><text:span text:style-name="T3">ϕ</text:span><text:span text:style-name="T2">(</text:span><text:span text:style-name="T1">n</text:span><text:span text:style-name="T2">) = (</text:span><text:span text:style-name="T1">p</text:span><text:span text:style-name="T2"> – 1)(</text:span><text:span text:style-name="T1">q</text:span><text:span text:style-name="T2"> – 1)</text:span></text:p>
            </text:list-item>
          </text:list>
        </text:list-item>
      </text:list>
      <text:list text:style-name="L10">
        <text:list-item>
          <text:p text:style-name="P10">Modular exponentiation</text:p>
        </text:list-item>
      </text:list>
      <text:list text:style-name="L11">
        <text:list-item>
          <text:list>
            <text:list-item>
              <text:p text:style-name="P11">Inverse of <text:span text:style-name="T1">x</text:span>: <text:s/><text:span text:style-name="T1">y</text:span> s.t. <text:span text:style-name="T4">∀</text:span><text:span text:style-name="T1">m</text:span> : <text:span text:style-name="T1">m</text:span><text:span text:style-name="T6">xy</text:span> = <text:span text:style-name="T1">m</text:span> mod <text:span text:style-name="T1">n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10">This is the core of RSA</text:p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p text:style-name="P11">Square-free: <text:span text:style-name="T1">n</text:span> is square-free if it has no factor <text:span text:style-name="T1">p</text:span><text:span text:style-name="T6">2</text:span>, <text:span text:style-name="T1">p</text:span> prime</text:p>
            </text:list-item>
            <text:list-item>
              <text:p text:style-name="P11">Lemma 1: If <text:span text:style-name="T1">n</text:span> is square-free, then <text:span text:style-name="T1">x</text:span><text:span text:style-name="T6">y</text:span> mod <text:span text:style-name="T1">n</text:span> = <text:span text:style-name="T1">x</text:span><text:span text:style-name="T11">(</text:span><text:span text:style-name="T6">y </text:span><text:span text:style-name="T11">mod</text:span><text:span text:style-name="T6"> </text:span><text:span text:style-name="T9">ϕ</text:span><text:span text:style-name="T11">(</text:span><text:span text:style-name="T6">n</text:span><text:span text:style-name="T11">))</text:span><text:span text:style-name="T2"> mod </text:span><text:span text:style-name="T1">n</text:span></text:p>
              <text:p text:style-name="P11"><text:span text:style-name="T2">==&gt; if </text:span><text:span text:style-name="T1">y</text:span><text:span text:style-name="T2"> = 1 mod </text:span><text:span text:style-name="T3">ϕ</text:span><text:span text:style-name="T2">(</text:span><text:span text:style-name="T1">n</text:span><text:span text:style-name="T2">) , then </text:span><text:span text:style-name="T1">x</text:span><text:span text:style-name="T6">y </text:span><text:span text:style-name="T2">mod </text:span><text:span text:style-name="T1">n</text:span><text:span text:style-name="T2"> = </text:span><text:span text:style-name="T1">x</text:span><text:span text:style-name="T2"> mod </text:span><text:span text:style-name="T1">n</text:span></text:p>
            </text:list-item>
          </text:list>
        </text:list-item>
      </text:list>
      <text:p text:style-name="P6"/>
      <text:p text:style-name="P6">RSA key pairs</text:p>
      <text:list text:style-name="L9">
        <text:list-item>
          <text:p text:style-name="P16">Pick large primes <text:span text:style-name="T1">p</text:span><text:span text:style-name="T2">, </text:span><text:span text:style-name="T1">q</text:span><text:span text:style-name="T2"> (~256 bits each)</text:span></text:p>
        </text:list-item>
        <text:list-item>
          <text:p text:style-name="P16"><text:span text:style-name="T2">Let </text:span><text:span text:style-name="T1">n</text:span><text:span text:style-name="T2"> = </text:span><text:span text:style-name="T1">pq</text:span></text:p>
        </text:list-item>
        <text:list-item>
          <text:p text:style-name="P16"><text:span text:style-name="T2">Choose </text:span><text:span text:style-name="T1">e</text:span><text:span text:style-name="T2"> relatively prime to </text:span><text:span text:style-name="T3">ϕ</text:span><text:span text:style-name="T2">(</text:span><text:span text:style-name="T1">n</text:span><text:span text:style-name="T2">) = (</text:span><text:span text:style-name="T1">p</text:span><text:span text:style-name="T2"> – 1)(</text:span><text:span text:style-name="T1">q</text:span><text:span text:style-name="T2"> – 1)</text:span></text:p>
          <text:list>
            <text:list-item>
              <text:p text:style-name="P16"><text:span text:style-name="T2">Relatively prime so has a mult inverse</text:span></text:p>
            </text:list-item>
            <text:list-item>
              <text:p text:style-name="P16"><text:span text:style-name="T2">Common value of </text:span><text:span text:style-name="T1">e</text:span><text:span text:style-name="T2">: 65537</text:span></text:p>
            </text:list-item>
            <text:list-item>
              <text:p text:style-name="P16"><text:span text:style-name="T2">&lt;</text:span><text:span text:style-name="T1">e</text:span><text:span text:style-name="T2">, </text:span><text:span text:style-name="T1">n</text:span><text:span text:style-name="T2">&gt; is public key</text:span></text:p>
            </text:list-item>
          </text:list>
        </text:list-item>
        <text:list-item>
          <text:p text:style-name="P16"><text:span text:style-name="T2">Let </text:span><text:span text:style-name="T1">d</text:span><text:span text:style-name="T2"> be s.t. </text:span><text:span text:style-name="T1">de</text:span><text:span text:style-name="T2"> = 1 mod </text:span><text:span text:style-name="T3">ϕ</text:span><text:span text:style-name="T2">(</text:span><text:span text:style-name="T1">n</text:span><text:span text:style-name="T2">) </text:span></text:p>
        </text:list-item>
      </text:list>
      <text:list text:style-name="L11">
        <text:list-item>
          <text:list>
            <text:list-item>
              <text:p text:style-name="P23"><text:span text:style-name="T2">Note that </text:span><text:span text:style-name="T4">∀</text:span><text:span text:style-name="T1">m</text:span><text:span text:style-name="T2">: </text:span><text:span text:style-name="T1">m</text:span><text:span text:style-name="T6">de<text:tab/></text:span><text:span text:style-name="T2">= </text:span><text:span text:style-name="T1">m</text:span><text:span text:style-name="T6">ed</text:span><text:span text:style-name="T2"> mod </text:span><text:span text:style-name="T1">n</text:span></text:p>
              <text:p text:style-name="P23"><text:span text:style-name="T2"><text:s text:c="32"/>= </text:span><text:span text:style-name="T1">m</text:span><text:span text:style-name="T11">(</text:span><text:span text:style-name="T6">ed</text:span><text:span text:style-name="T11">) mod </text:span><text:span text:style-name="T9">ϕ</text:span><text:span text:style-name="T11">(</text:span><text:span text:style-name="T6">n</text:span><text:span text:style-name="T11">)</text:span><text:span text:style-name="T2"> <text:s/>mod </text:span><text:span text:style-name="T1">n</text:span></text:p>
            </text:list-item>
          </text:list>
        </text:list-item>
      </text:list>
      <text:list text:style-name="L9">
        <text:list-item>
          <text:list>
            <text:list-header>
              <text:p text:style-name="P25"><text:span text:style-name="T2"><text:s text:c="32"/>= </text:span><text:span text:style-name="T1">m</text:span><text:span text:style-name="T2"> mod </text:span><text:span text:style-name="T1">n</text:span><text:span text:style-name="T2"> <text:s/>[by Lemma 1]</text:span></text:p>
              <text:p text:style-name="P25"><text:span text:style-name="T2"><text:s text:c="32"/>= </text:span><text:span text:style-name="T1">m</text:span><text:span text:style-name="T2"> <text:s/>[since </text:span><text:span text:style-name="T1">m</text:span><text:span text:style-name="T2"> &lt; </text:span><text:span text:style-name="T1">n</text:span><text:span text:style-name="T2">]</text:span></text:p>
            </text:list-header>
            <text:list-item>
              <text:p text:style-name="P16"><text:span text:style-name="T2">&lt;</text:span><text:span text:style-name="T1">d</text:span><text:span text:style-name="T2">, </text:span><text:span text:style-name="T1">n</text:span><text:span text:style-name="T2">&gt; is public key</text:span></text:p>
            </text:list-item>
          </text:list>
        </text:list-item>
        <text:list-item>
          <text:p text:style-name="P16"><text:span text:style-name="T1">p</text:span><text:span text:style-name="T2">, </text:span><text:span text:style-name="T1">q</text:span><text:span text:style-name="T2"> can be discarded (must NOT be shared!)</text:span></text:p>
        </text:list-item>
      </text:list>
      <text:p text:style-name="P29"><text:span text:style-name="T2"/></text:p>
      <text:p text:style-name="P29"><text:span text:style-name="T2">RSA operation</text:span></text:p>
      <text:list text:style-name="L11">
        <text:list-item>
          <text:p text:style-name="P30"><text:span text:style-name="T2">Encryption: </text:span><text:span text:style-name="T1">c</text:span><text:span text:style-name="T2"> = </text:span><text:span text:style-name="T1">m</text:span><text:span text:style-name="T6">e</text:span><text:span text:style-name="T2"> mod </text:span><text:span text:style-name="T1">n</text:span></text:p>
        </text:list-item>
        <text:list-item>
          <text:p text:style-name="P30"><text:span text:style-name="T2">Decryption: </text:span><text:span text:style-name="T1">m</text:span><text:span text:style-name="T2"> = </text:span><text:span text:style-name="T1">c</text:span><text:span text:style-name="T6">d</text:span><text:span text:style-name="T2"> mod </text:span><text:span text:style-name="T1">n</text:span></text:p>
        </text:list-item>
        <text:list-item>
          <text:p text:style-name="P30"><text:span text:style-name="T2">Signing: </text:span><text:span text:style-name="T1">s</text:span><text:span text:style-name="T2"> = </text:span><text:span text:style-name="T1">m</text:span><text:span text:style-name="T6">d</text:span><text:span text:style-name="T2"> mod </text:span><text:span text:style-name="T1">n</text:span></text:p>
        </text:list-item>
        <text:list-item>
          <text:p text:style-name="P30"><text:span text:style-name="T2">Verification: </text:span><text:span text:style-name="T1">m</text:span><text:span text:style-name="T2"> = </text:span><text:span text:style-name="T1">s</text:span><text:span text:style-name="T6">e</text:span><text:span text:style-name="T2"> mod </text:span><text:span text:style-name="T1">n</text:span></text:p>
        </text:list-item>
      </text:list>
      <text:p text:style-name="P29"/>
      <text:p text:style-name="P29">Public key distribution problem</text:p>
      <text:list text:style-name="L1">
        <text:list-item>
          <text:p text:style-name="P34">Secure distribution of public keys</text:p>
        </text:list-item>
        <text:list-item>
          <text:p text:style-name="P34">Public key infrastructure (PKI)</text:p>
          <text:list>
            <text:list-item>
              <text:p text:style-name="P34">SSL, PGP</text:p>
            </text:list-item>
          </text:list>
        </text:list-item>
      </text:list>
      <text:p text:style-name="P29"/>
      <text:p text:style-name="P29">Certificate</text:p>
      <text:list text:style-name="L2">
        <text:list-item>
          <text:p text:style-name="P37">Signed message asserting &lt;name, pubkey&gt; match</text:p>
        </text:list-item>
        <text:list-item>
          <text:p text:style-name="P37">Signer must be trusted</text:p>
        </text:list-item>
      </text:list>
      <text:p text:style-name="P29"/>
      <text:p text:style-name="P29">Root of trust</text:p>
      <text:list text:style-name="L3">
        <text:list-item>
          <text:p text:style-name="P39">Public key that user fundamentally trusts</text:p>
        </text:list-item>
        <text:list-item>
          <text:p text:style-name="P39">Distributed via out-of-band channel (OS updates to root certs)</text:p>
        </text:list-item>
        <text:list-item>
          <text:p text:style-name="P39">“Certificate authority” (CA)</text:p>
        </text:list-item>
      </text:list>
      <text:p text:style-name="P29"/>
      <text:p text:style-name="P29">Certificate chain</text:p>
      <text:list text:style-name="L4">
        <text:list-item>
          <text:p text:style-name="P42">Series of certificates from root to target</text:p>
        </text:list-item>
        <text:list-item>
          <text:p text:style-name="P42">Delegation of trust</text:p>
        </text:list-item>
        <text:list-item>
          <text:p text:style-name="P42">Draw vertically:</text:p>
          <text:list>
            <text:list-item>
              <text:p text:style-name="P42">root: e_c --&gt; [&lt;u_1, e_{u_1}&gt;]d_c </text:p>
              <text:p text:style-name="P42">--&gt; [&lt;u_2, e_{u_2}&gt;]d_{u_1} </text:p>
              <text:p text:style-name="P42">--&gt; ... </text:p>
              <text:p text:style-name="P42">--&gt; target: [&lt;u_n, e_{u_n}&gt;]d_{u_{n-1}}</text:p>
            </text:list-item>
          </text:list>
        </text:list-item>
        <text:list-item>
          <text:p text:style-name="P42">Research systems: SPKI SDSI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>Who are roots of trust?</text:p>
      <text:list text:style-name="L5">
        <text:list-item>
          <text:p text:style-name="P50">SSL: many roots of trust</text:p>
          <text:list>
            <text:list-item>
              <text:p text:style-name="P50">Manufacturer, not user, decides roots of trust</text:p>
            </text:list-item>
            <text:list-item>
              <text:p text:style-name="P50">Opportunities for malicious insiders</text:p>
            </text:list-item>
          </text:list>
        </text:list-item>
        <text:list-item>
          <text:p text:style-name="P50">PGP: every user is their own root of trust</text:p>
          <text:list>
            <text:list-item>
              <text:p text:style-name="P50">User decides who they certify</text:p>
            </text:list-item>
            <text:list-item>
              <text:p text:style-name="P50">Transitivity: chain happens via sequence of user certificates</text:p>
            </text:list-item>
            <text:list-item>
              <text:p text:style-name="P50">Do you really trust your friend's friends' friends?</text:p>
            </text:list-item>
          </text:list>
        </text:list-item>
      </text:list>
      <text:p text:style-name="P29"/>
      <text:p text:style-name="P29">Certificate revocation</text:p>
      <text:list text:style-name="L6">
        <text:list-item>
          <text:p text:style-name="P57">Cancel the trust assertion</text:p>
          <text:list>
            <text:list-item>
              <text:p text:style-name="P57">Stolen key, fired employee</text:p>
            </text:list-item>
          </text:list>
        </text:list-item>
        <text:list-item>
          <text:p text:style-name="P57">Expiration date</text:p>
        </text:list-item>
        <text:list-item>
          <text:p text:style-name="P57">Certificate revocation lists</text:p>
        </text:list-item>
        <text:list-item>
          <text:p text:style-name="P57">Online revocation servers</text:p>
        </text:list-item>
      </text:list>
      <text:p text:style-name="P29"/>
      <text:p text:style-name="P29">Certificate formats</text:p>
      <text:list text:style-name="L7">
        <text:list-item>
          <text:p text:style-name="P62">Specification of fields &amp; their meanings</text:p>
        </text:list-item>
        <text:list-item>
          <text:p text:style-name="P62">Algorithms for path verification</text:p>
        </text:list-item>
        <text:list-item>
          <text:p text:style-name="P62">Standards for revocation</text:p>
        </text:list-item>
        <text:list-item>
          <text:p text:style-name="P62">X.509: SSL, TLS, S/MIME (email), Ipsec, SSH, LDA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Franklin Gothic Medium Italic" svg:font-family="'Franklin Gothic Medium Ital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2-19T18:37:18</meta:creation-date>
    <dc:date>2008-02-19T19:15:24</dc:date>
    <dc:language>en-US</dc:language>
    <meta:editing-cycles>3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432" meta:character-count="2386"/>
  </office:meta>
</office:document-meta>
</file>